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205d4" officeooo:paragraph-rsid="0018126c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205d4" officeooo:paragraph-rsid="001bdc67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paragraph-rsid="001bdc67" style:font-size-asian="16pt" style:font-size-complex="16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bdc67"/>
    </style:style>
    <style:style style:name="P5" style:family="paragraph" style:parent-style-name="Standard">
      <style:text-properties officeooo:rsid="000205d4" officeooo:paragraph-rsid="000205d4"/>
    </style:style>
    <style:style style:name="P6" style:family="paragraph" style:parent-style-name="Standard">
      <style:text-properties officeooo:rsid="000205d4" officeooo:paragraph-rsid="000a420a"/>
    </style:style>
    <style:style style:name="P7" style:family="paragraph" style:parent-style-name="Standard">
      <style:text-properties officeooo:rsid="000205d4" officeooo:paragraph-rsid="000bc81a"/>
    </style:style>
    <style:style style:name="P8" style:family="paragraph" style:parent-style-name="Standard">
      <style:text-properties officeooo:rsid="000205d4" officeooo:paragraph-rsid="001001ba"/>
    </style:style>
    <style:style style:name="P9" style:family="paragraph" style:parent-style-name="Standard">
      <style:text-properties officeooo:rsid="000205d4" officeooo:paragraph-rsid="00130d09"/>
    </style:style>
    <style:style style:name="P10" style:family="paragraph" style:parent-style-name="Standard">
      <style:text-properties officeooo:rsid="000205d4" officeooo:paragraph-rsid="0013ee01"/>
    </style:style>
    <style:style style:name="P11" style:family="paragraph" style:parent-style-name="Standard">
      <style:text-properties officeooo:rsid="000205d4" officeooo:paragraph-rsid="00157a6f"/>
    </style:style>
    <style:style style:name="P12" style:family="paragraph" style:parent-style-name="Standard">
      <style:text-properties officeooo:rsid="000205d4" officeooo:paragraph-rsid="0015917f"/>
    </style:style>
    <style:style style:name="P13" style:family="paragraph" style:parent-style-name="Standard">
      <style:text-properties officeooo:rsid="000205d4" officeooo:paragraph-rsid="0018126c"/>
    </style:style>
    <style:style style:name="P14" style:family="paragraph" style:parent-style-name="Standard">
      <style:text-properties officeooo:rsid="000205d4" officeooo:paragraph-rsid="00194959"/>
    </style:style>
    <style:style style:name="P15" style:family="paragraph" style:parent-style-name="Standard">
      <style:text-properties officeooo:rsid="000205d4" officeooo:paragraph-rsid="001bdc67"/>
    </style:style>
    <style:style style:name="P16" style:family="paragraph" style:parent-style-name="Standard">
      <style:text-properties officeooo:rsid="000205d4" officeooo:paragraph-rsid="001cbbd2"/>
    </style:style>
    <style:style style:name="P17" style:family="paragraph" style:parent-style-name="Standard">
      <style:text-properties officeooo:rsid="000205d4" officeooo:paragraph-rsid="001dcc7c"/>
    </style:style>
    <style:style style:name="P18" style:family="paragraph" style:parent-style-name="Standard">
      <style:text-properties officeooo:rsid="000205d4" officeooo:paragraph-rsid="001f3803"/>
    </style:style>
    <style:style style:name="P19" style:family="paragraph" style:parent-style-name="Standard">
      <style:text-properties officeooo:rsid="000205d4" officeooo:paragraph-rsid="00203cfc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07b1eb" style:font-size-asian="16p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087425" style:font-size-asian="16p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0bc81a" style:font-size-asian="16p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paragraph-rsid="00194959" style:font-size-asian="16p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paragraph-rsid="001bdc67" style:font-size-asian="16pt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fo:language="ru" fo:country="RU" style:text-underline-style="none" fo:font-weight="normal" officeooo:rsid="000205d4" officeooo:paragraph-rsid="000a420a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fo:language="ru" fo:country="RU" style:text-underline-style="none" fo:font-weight="normal" officeooo:rsid="000205d4" officeooo:paragraph-rsid="000ac167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fo:language="ru" fo:country="RU" style:text-underline-style="none" fo:font-weight="normal" officeooo:rsid="000205d4" officeooo:paragraph-rsid="000e34ff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205d4" officeooo:paragraph-rsid="000ac167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205d4" officeooo:paragraph-rsid="000bc81a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e34ff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6pt" fo:language="ru" fo:country="RU" fo:font-weight="normal" officeooo:rsid="000205d4" officeooo:paragraph-rsid="001001ba" style:font-size-asian="14pt" style:font-weight-asian="normal" style:font-size-complex="16pt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fo:language="ru" fo:country="RU" style:text-underline-style="none" fo:font-weight="normal" officeooo:rsid="000205d4" officeooo:paragraph-rsid="00114800" style:font-size-asian="16pt" style:font-weight-asian="normal" style:font-size-complex="16pt" style:font-weight-complex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fo:language="ru" fo:country="RU" style:text-underline-style="none" fo:font-weight="normal" officeooo:rsid="000205d4" officeooo:paragraph-rsid="0012c1b1" style:font-size-asian="16pt" style:font-weight-asian="normal" style:font-size-complex="16pt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fo:language="ru" fo:country="RU" style:text-underline-style="none" fo:font-weight="normal" officeooo:rsid="000205d4" officeooo:paragraph-rsid="00130d09" style:font-size-asian="16pt" style:font-weight-asian="normal" style:font-size-complex="16pt" style:font-weight-complex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15917f" style:font-size-asian="16pt" style:font-size-complex="16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18126c" style:font-size-asian="16pt" style:font-size-complex="16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194959" style:font-size-asian="16pt" style:font-size-complex="16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1ad749" style:font-size-asian="16pt" style:font-size-complex="16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1bdc67" style:font-size-asian="16pt" style:font-size-complex="16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rsid="000205d4" officeooo:paragraph-rsid="001ce563" style:font-size-asian="16pt" style:font-size-complex="16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paragraph-rsid="00194959" style:font-size-asian="16pt" style:font-size-complex="16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paragraph-rsid="001ad749" style:font-size-asian="16pt" style:font-size-complex="16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Ubuntu" fo:font-size="16pt" style:text-underline-style="none" officeooo:paragraph-rsid="001bdc67" style:font-size-asian="16pt" style:font-size-complex="16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205d4" officeooo:paragraph-rsid="00114800"/>
    </style:style>
    <style:style style:name="T1" style:family="text">
      <style:text-properties officeooo:rsid="00033221"/>
    </style:style>
    <style:style style:name="T2" style:family="text">
      <style:text-properties officeooo:rsid="0005cef6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normal" officeooo:rsid="0037be2c" style:font-weight-asian="normal" style:font-weight-complex="normal"/>
    </style:style>
    <style:style style:name="T5" style:family="text">
      <style:text-properties fo:color="#000000" style:font-name="Ubuntu" fo:font-size="16pt" style:text-underline-style="none" style:font-size-asian="16pt" style:font-size-complex="16pt"/>
    </style:style>
    <style:style style:name="T6" style:family="text">
      <style:text-properties fo:color="#000000" style:font-name="Ubuntu" fo:font-size="16pt" style:text-underline-style="none" officeooo:rsid="000bc81a" style:font-size-asian="16pt" style:font-size-complex="16pt"/>
    </style:style>
    <style:style style:name="T7" style:family="text">
      <style:text-properties fo:color="#000000" style:font-name="Ubuntu" fo:font-size="16pt" style:text-underline-style="none" officeooo:rsid="00114800" style:font-size-asian="16pt" style:font-size-complex="16pt"/>
    </style:style>
    <style:style style:name="T8" style:family="text">
      <style:text-properties fo:color="#000000" style:font-name="Ubuntu" fo:font-size="16pt" style:text-underline-style="none" fo:font-weight="bold" style:font-size-asian="16pt" style:font-size-complex="16pt"/>
    </style:style>
    <style:style style:name="T9" style:family="text">
      <style:text-properties fo:color="#000000" style:font-name="Ubuntu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fo:color="#000000" style:font-name="Ubuntu" fo:font-size="16pt" fo:language="ru" fo:country="RU" style:text-underline-style="none" fo:font-weight="normal" officeooo:rsid="000bc81a" style:font-size-asian="16pt" style:font-weight-asian="normal" style:font-size-complex="16pt" style:font-weight-complex="normal"/>
    </style:style>
    <style:style style:name="T11" style:family="text">
      <style:text-properties fo:color="#000000" style:font-name="Ubuntu" fo:font-size="16pt" fo:language="ru" fo:country="RU" style:text-underline-style="none" fo:font-weight="normal" officeooo:rsid="003943a2" style:font-size-asian="16pt" style:font-weight-asian="normal" style:font-size-complex="16pt" style:font-weight-complex="normal"/>
    </style:style>
    <style:style style:name="T12" style:family="text">
      <style:text-properties fo:color="#000000" style:font-name="Ubuntu" fo:font-size="16pt" fo:language="ru" fo:country="RU" style:text-underline-style="none" fo:font-weight="normal" officeooo:rsid="001001ba" style:font-size-asian="16pt" style:font-weight-asian="normal" style:font-size-complex="16pt" style:font-weight-complex="normal"/>
    </style:style>
    <style:style style:name="T13" style:family="text">
      <style:text-properties fo:color="#000000" style:font-name="Ubuntu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Ubuntu" fo:font-size="16pt" fo:language="ru" fo:country="RU" style:text-underline-style="none" style:font-size-asian="16pt" style:font-size-complex="16pt"/>
    </style:style>
    <style:style style:name="T15" style:family="text">
      <style:text-properties fo:color="#000000" style:font-name="Ubuntu" fo:font-size="16pt" fo:font-style="italic" style:text-underline-style="none" fo:font-weight="bold" style:font-size-asian="16pt" style:font-size-complex="16pt"/>
    </style:style>
    <style:style style:name="T16" style:family="text">
      <style:text-properties fo:color="#000000" style:font-name="Ubuntu" style:text-underline-style="none" officeooo:rsid="001001ba" style:font-size-asian="16pt"/>
    </style:style>
    <style:style style:name="T17" style:family="text">
      <style:text-properties style:font-name="Ubuntu"/>
    </style:style>
    <style:style style:name="T18" style:family="text">
      <style:text-properties style:font-name="Ubuntu" fo:language="ru" fo:country="RU" fo:font-weight="normal" style:font-weight-asian="normal" style:font-weight-complex="normal"/>
    </style:style>
    <style:style style:name="T19" style:family="text">
      <style:text-properties officeooo:rsid="0009619c"/>
    </style:style>
    <style:style style:name="T20" style:family="text">
      <style:text-properties officeooo:rsid="000a420a"/>
    </style:style>
    <style:style style:name="T21" style:family="text">
      <style:text-properties officeooo:rsid="000ac167"/>
    </style:style>
    <style:style style:name="T22" style:family="text">
      <style:text-properties officeooo:rsid="000bc81a"/>
    </style:style>
    <style:style style:name="T23" style:family="text">
      <style:text-properties officeooo:rsid="000c49c2"/>
    </style:style>
    <style:style style:name="T24" style:family="text">
      <style:text-properties officeooo:rsid="000e101e"/>
    </style:style>
    <style:style style:name="T25" style:family="text">
      <style:text-properties officeooo:rsid="003df6be"/>
    </style:style>
    <style:style style:name="T26" style:family="text">
      <style:text-properties officeooo:rsid="001001ba"/>
    </style:style>
    <style:style style:name="T27" style:family="text">
      <style:text-properties officeooo:rsid="001181bb"/>
    </style:style>
    <style:style style:name="T28" style:family="text">
      <style:text-properties officeooo:rsid="0012c1b1"/>
    </style:style>
    <style:style style:name="T29" style:family="text">
      <style:text-properties officeooo:rsid="00157a6f"/>
    </style:style>
    <style:style style:name="T30" style:family="text">
      <style:text-properties fo:font-style="italic" fo:font-weight="bold"/>
    </style:style>
    <style:style style:name="T31" style:family="text">
      <style:text-properties fo:font-weight="bold"/>
    </style:style>
    <style:style style:name="T32" style:family="text">
      <style:text-properties officeooo:rsid="001cbbd2"/>
    </style:style>
    <style:style style:name="T33" style:family="text">
      <style:text-properties officeooo:rsid="001f38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<text:span text:style-name="T1">Нужно задать вопрос про паттерные которые используются, иньекция класса и так далее</text:span></text:p>
      <text:p text:style-name="P5">2. <text:span text:style-name="T2">Что является точкой входа для всех запросов к приложению Laravel?</text:span></text:p>
      <text:p text:style-name="P20"><text:span text:style-name="T3">Точкой входа для всех запросов к приложению Laravel является файл public / index.php. </text:span>Все запросы направляются в этот файл настройками вашего веб-сервера (Apache / nginx). </text:p>
      <text:p text:style-name="P20"><text:span text:style-name="T3">Файл index.php - отправная точка для загрузки остальной части фреймворка. </text:span></text:p>
      <text:p text:style-name="P21"><text:span text:style-name="T3">Файл </text:span><text:span text:style-name="Source_20_Text"><text:span text:style-name="T18">index.php</text:span></text:span><text:span text:style-name="T3"> загружает автозагрузчик, который сгенерировал Composer, а затем извлекает экземпляр Laravel-приложения из скрипта </text:span><text:span text:style-name="Source_20_Text"><text:span text:style-name="T18">bootstrap/app.php</text:span></text:span><text:span text:style-name="T3">. Первое действие самого Laravel - создать экземпляр приложения / </text:span><text:a xlink:type="simple" xlink:href="https://laravel.su/docs/5.4/container" text:style-name="Internet_20_link" text:visited-style-name="Visited_20_Internet_20_Link">сервис-контейнера</text:a><text:span text:style-name="T3">.</text:span></text:p>
      <text:p text:style-name="P21"><text:span text:style-name="T3"/></text:p>
      <text:p text:style-name="P5">3. <text:span text:style-name="T19">Что происходить после того как Laravel создать экземпляр приложения?</text:span></text:p>
      <text:p text:style-name="P25">Затем входящий запрос отправляется либо ядру HTTP, либо ядру консоли</text:p>
      <text:p text:style-name="P25">Эти два ядра служат центральным местом, через которое проходят все запросы</text:p>
      <text:p text:style-name="P25"/>
      <text:p text:style-name="P6">4. <text:span text:style-name="T20">Почему запрос отправлется </text:span><text:span text:style-name="T9">либо ядру HTTP, либо ядру консоли</text:span></text:p>
      <text:p text:style-name="P25"><text:span text:style-name="T9">в зависимости от типа запроса, поступающего в приложение</text:span></text:p>
      <text:p text:style-name="P6"><text:span text:style-name="T9"/></text:p>
      <text:p text:style-name="P5">5. <text:span text:style-name="T20">Где находится ядро HTTP?</text:span></text:p>
      <text:p text:style-name="P26">находится в app / Http / Kernel.php</text:p>
      <text:p text:style-name="P28"><text:span text:style-name="T9">Ядро HTTP наследует класс Illuminate \ Foundation \ Http \ Kernel, который определяет массив загрузчиков </text:span><text:span text:style-name="Source_20_Text"><text:span text:style-name="T5">bootstrappers</text:span></text:span><text:span text:style-name="T9">, которые будут запускаться перед выполнением запроса.</text:span></text:p>
      <text:p text:style-name="P29"><text:span text:style-name="T9">Эти загрузчики настраивают обработку ошибок, настраивают ведение журнала, обнаруживают среду приложения и выполняют другие задачи, которые необходимо выполнить до фактической обработки запроса. </text:span></text:p>
      <text:p text:style-name="P29"><text:span text:style-name="T9"/></text:p>
      <text:p text:style-name="P5">6. <text:span text:style-name="T21">Что делает ядро http?</text:span></text:p>
      <text:p text:style-name="P22"><text:span text:style-name="T3">Ядро HTTP также определяет список HTTP </text:span><text:span text:style-name="T4">посредников</text:span><text:span text:style-name="T3">, через которое должны пройти все запросы, прежде чем они будут обработаны приложением. </text:span>Эти посредники обрабатывают чтение и запись<text:span text:style-name="T3"> сеанса HTTP, определяет, находится ли приложение в режиме обслуживания, проверяет токен CSRF и т. Д. </text:span></text:p>
      <text:p text:style-name="P5"/>
      <text:p text:style-name="P7">7. <text:span text:style-name="T22">Принцип действия <text:s/></text:span><text:span text:style-name="T10">метода </text:span><text:span text:style-name="Source_20_Text"><text:span text:style-name="T6">handle</text:span></text:span><text:span text:style-name="T10"> ядра HTTP?</text:span></text:p>
      <text:p text:style-name="P29"><text:soft-page-break/><text:span text:style-name="T10">получить запрос и вернуть ответ</text:span></text:p>
      <text:p text:style-name="P29"><text:span text:style-name="T10"/></text:p>
      <text:p text:style-name="P5">8. <text:span text:style-name="T23">Что такое сервис-провайдеры, </text:span><text:span text:style-name="T24">зачем они нужны и где они настраиваются?</text:span></text:p>
      <text:p text:style-name="P30"><text:span text:style-name="T9">Одно из наиболее важных действий при загрузке ядра - это загрузка </text:span><text:span text:style-name="T11">сервис-провайдеров</text:span><text:span text:style-name="T9"> для вашего приложения. Все сервис-провайдеры настраиваются в конфиге </text:span><text:span text:style-name="Source_20_Text"><text:span text:style-name="T9">config/app.php</text:span></text:span><text:span text:style-name="T9"> массива </text:span><text:span text:style-name="Source_20_Text"><text:span text:style-name="T9">providers</text:span></text:span><text:span text:style-name="T9">. Сначала будет вызван метод </text:span><text:span text:style-name="Source_20_Text"><text:span text:style-name="T9">register</text:span></text:span><text:span text:style-name="T9"> для всех сервис-провайдеров, а когда все они будут зарегистрированы, будет вызван метод </text:span><text:span text:style-name="Source_20_Text"><text:span text:style-name="T9">boot</text:span></text:span><text:span text:style-name="T9">.</text:span></text:p>
      <text:p text:style-name="P27"><text:span text:style-name="T25">С</text:span>ервис-провайдеры отвечают за начальную загрузку всевозможных компонентов фреймворка: таких как БД, очередь, проверка ввода и маршрутизация. Сервис-провайдеры — важнейший элемент всего процесса начальной загрузки Laravel, так как они отвечают за загрузку и настройку всех возможностей фреймворка.</text:p>
      <text:p text:style-name="P44"><text:span text:style-name="T5">Конечно, сервис-провайдеры вашего приложения по-умолчанию хранятся в директории </text:span><text:span text:style-name="Source_20_Text"><text:span text:style-name="T5">app/Providers</text:span></text:span><text:span text:style-name="T5">.</text:span><text:span text:style-name="T7">\</text:span></text:p>
      <text:p text:style-name="P32"><text:span text:style-name="T26">Сервис-провайдеры — поистине ключ к инициализации и настройке Laravel-приложения. Создаётся экземпляр приложения, регистрируются сервис-провайдеры, и запрос передается в загруженное приложение. Всё действительно просто!</text:span></text:p>
      <text:p text:style-name="P32">Основной файл, на который вам надо обратить внимание - <text:span text:style-name="Source_20_Text"><text:span text:style-name="T17">AppServiceProvider</text:span></text:span>. По умолчанию он почти пустой. Этот провайдер является отличным местом для добавления в ваше приложение собственной начальной загрузки и привязок сервис-контейнера. Конечно, в случае больших приложений, возможно вы захотите создать несколько файлов сервис-провайдеров, каждый со своей специализацией.</text:p>
      <text:p text:style-name="P32"/>
      <text:p text:style-name="P8">9. <text:span text:style-name="T26">Что просходит после того </text:span><text:span text:style-name="T12">Как только все сервис-провайдеры зарегистрированы и приложение загружено</text:span></text:p>
      <text:p text:style-name="P31"><text:span text:style-name="Source_20_Text"><text:span text:style-name="T16">Request</text:span></text:span><text:span text:style-name="T16"> поступает в роутер для обработки. Роутер отправит запрос по роуту или контроллеру, а также запустит посредника, соответствующего роуту.</text:span></text:p>
      <text:p text:style-name="P32"><text:span text:style-name="T26">Сервис-провайдеры — поистине ключ к инициализации и настройке Laravel-приложения. Создаётся экземпляр </text:span><text:soft-page-break/><text:span text:style-name="T26">приложения, регистрируются сервис-провайдеры, и запрос передается в загруженное приложение. Всё действительно просто!</text:span></text:p>
      <text:p text:style-name="P32"><text:span text:style-name="T16"/></text:p>
      <text:p text:style-name="P5">10. <text:s/><text:span text:style-name="T27">Что такое сервис-контейнер?</text:span></text:p>
      <text:p text:style-name="P33">Сервис-контейнер в Laravel — это мощное средство для управления зависимостями классов и внедрения зависимостей.</text:p>
      <text:p text:style-name="P5"/>
      <text:p text:style-name="P5">11. <text:span text:style-name="T28">Что такое внедрение зависимостей?</text:span></text:p>
      <text:p text:style-name="P34">Внедрение зависимостей — это распространенный термин, который означает добавление других классов в этот класс через конструктор или, в некоторых случаях, метод-сеттер.</text:p>
      <text:p text:style-name="P5"/>
      <text:p text:style-name="P9">12. <text:span text:style-name="T13">Связывание</text:span></text:p>
      <text:p text:style-name="P10">13. <text:s/><text:span text:style-name="T13">Применение на практике</text:span></text:p>
      <text:p text:style-name="P11">14. <text:span text:style-name="T14">События контейнера</text:span></text:p>
      <text:p text:style-name="P11">15. <text:a xlink:type="simple" xlink:href="https://laravel.com/docs/8.x/container#psr-11" text:style-name="Internet_20_link" text:visited-style-name="Visited_20_Internet_20_Link"><text:span text:style-name="T5">PSR-11</text:span></text:a></text:p>
      <text:p text:style-name="P5">16. <text:span text:style-name="T29">Что такое сервис провайдеры</text:span></text:p>
      <text:p text:style-name="P35">Сервис-провайдеры лежат в основе первоначальной загрузки всех приложений на Laravel. И ваше приложение, и все базовые сервисы Laravel загружаются через сервис-провайдеры.</text:p>
      <text:p text:style-name="P35">Но что мы понимаем под "первоначальной загрузкой"? В общих чертах, мы имеем ввиду регистрацию таких вещей, как биндингов в IoC-контейнер (фасадов и т.д.), слушателей событий, фильтров роутов и даже самих роутов. Сервис-провайдеры - центральное место для конфигурирования вашего приложения.</text:p>
      <text:p text:style-name="P35"/>
      <text:p text:style-name="P12">17. <text:span text:style-name="T5">В нём перечислены все классы сервис-провайдеров, которые загружаются для вашего приложения.</text:span></text:p>
      <text:p text:style-name="P35">Если вы откроете файл <text:span text:style-name="T30">config/app.php</text:span>, поставляемый с Laravel, то увидите массив <text:span text:style-name="T30">providers</text:span>. </text:p>
      <text:p text:style-name="P35"><text:span text:style-name="T5"/></text:p>
      <text:p text:style-name="P12">18. <text:s/><text:span text:style-name="T5">"отложенными" провайдерами</text:span></text:p>
      <text:p text:style-name="P35"><text:soft-page-break/>т.е. они не загружаются при каждом запросе, а только при необходимости.</text:p>
      <text:p text:style-name="P35"><text:span text:style-name="T5"/></text:p>
      <text:p text:style-name="P12">19. <text:span text:style-name="T5">как создавать свои собственные сервис-провайдеры и регистрировать их в своём приложении.</text:span></text:p>
      <text:p text:style-name="P13">20. <text:s/><text:span text:style-name="T5">Все сервис-провайдеры наследуют класс</text:span></text:p>
      <text:p text:style-name="P36"><text:span text:style-name="T30">Illuminate \ Support \ ServiceProvider</text:span></text:p>
      <text:p text:style-name="P36"><text:span text:style-name="T30"/></text:p>
      <text:p text:style-name="P13">21. <text:span text:style-name="T5">В методе register вы должны</text:span></text:p>
      <text:p text:style-name="P36"><text:span text:style-name="T5">вы должны только привязывать свои классы в сервис-контейнер. Никогда не пытайтесь зарегистрировать слушателей событий, роуты и какие-либо другие возможности в методе </text:span><text:span text:style-name="T30">register</text:span><text:span text:style-name="T5">.</text:span></text:p>
      <text:p text:style-name="P36">Как уже было сказано, внутри метода <text:span text:style-name="T30">register</text:span>, вы должны только привязывать свои классы в сервис-контейнер. Никогда не пытайтесь зарегистрировать слушателей событий, роуты и какие-либо другие возможности в методе <text:span text:style-name="T30">register</text:span>. Иначе вы можете случайно обратиться к сервису, предоставляемому сервис-провайдером, который ещё не был загружен.</text:p>
      <text:p text:style-name="P36"><text:span text:style-name="T5"/></text:p>
      <text:p text:style-name="P13">22. <text:span text:style-name="T5">С помощью Artisan CLI можно создать новый провайдер</text:span></text:p>
      <text:p text:style-name="P1"><text:span text:style-name="Source_20_Text"><text:span text:style-name="T5">php artisan make:provider RiakServiceProvider</text:span></text:span></text:p>
      <text:p text:style-name="P13"><text:span text:style-name="T5"/></text:p>
      <text:p text:style-name="P13">23. <text:s/><text:span text:style-name="T5">Из любого метода вашего сервис-провайдера у вас всегда есть доступ к свойству </text:span><text:span text:style-name="T15">$app</text:span></text:p>
      <text:p text:style-name="P36"><text:span text:style-name="T15">которое предоставляет доступ к сервис-контейнеру:</text:span></text:p>
      <text:p text:style-name="P13"><text:span text:style-name="T15"/></text:p>
      <text:p text:style-name="P13">24. <text:span text:style-name="T14">Если ваш поставщик услуг регистрирует много простых привязок, вы можете использовать свойства </text:span><text:span text:style-name="Source_20_Text"><text:span text:style-name="T5">bindings</text:span></text:span><text:span text:style-name="T14"> и </text:span><text:span text:style-name="Source_20_Text"><text:span text:style-name="T14">singletons</text:span></text:span><text:span text:style-name="T14"> вместо того, чтобы вручную регистрировать каждую привязку контейнера. Когда поставщик услуг загружается платформой, он автоматически проверяет эти свойства и регистрирует их привязки</text:span></text:p>
      <text:p text:style-name="P13"><text:span text:style-name="T14"/></text:p>
      <text:p text:style-name="P14">25. <text:s/><text:span text:style-name="T8">Метод Boot</text:span></text:p>
      <text:p text:style-name="P37"><text:soft-page-break/><text:span text:style-name="T31">А что, если нам нужно зарегистрировать вью-композер в нашем сервис-провайдере? Это нужно делать в методе </text:span><text:span text:style-name="T30">boot</text:span><text:span text:style-name="T31">. Этот метод вызывают после того, как были зарегистрированы все другие сервис-провайдеры. И это значит, что у вас есть доступ ко всем другим сервисам, которые были зарегистрированы фреймворком</text:span></text:p>
      <text:p text:style-name="P37"><text:span text:style-name="T8"/></text:p>
      <text:p text:style-name="P14">26. <text:span text:style-name="T5">Вы можете указать зависимости для метода </text:span><text:span text:style-name="T15">boot</text:span><text:span text:style-name="T5"> вашего сервис-провайдера</text:span></text:p>
      <text:p text:style-name="P37"><text:span text:style-name="T5">Сервис-контейнер автоматически внедрит те зависимости, которые вы зададите</text:span></text:p>
      <text:p text:style-name="P14"><text:span text:style-name="T5"/></text:p>
      <text:p text:style-name="P14">27. <text:span text:style-name="T5">Все сервис-провайдеры регистрируются в конфиге</text:span></text:p>
      <text:p text:style-name="P23"><text:span text:style-name="T30">config / app.php</text:span> . В этом файле содержится массив <text:span text:style-name="T30">providers</text:span> , где можно добавить имена классов ваших сервис-провайдеров. По-умолчанию в нём указан набор базовых сервис-провайдеров Laravel. Эти провайдеры загружают базовые компоненты Laravel, такие как обработчик почты, очередь, кэш и другие.</text:p>
      <text:p text:style-name="P41"> </text:p>
      <text:p text:style-name="P37"><text:span text:style-name="T5">Чтобы зарегистрировать свой сервис-провайдер, просто добавьте его в этот массив</text:span></text:p>
      <text:p text:style-name="P14"><text:span text:style-name="T5"/></text:p>
      <text:p text:style-name="P14">28. <text:s/><text:span text:style-name="T5">ОТЛОЖЕННЫЕ ПРОВАЙДЕРЫ</text:span></text:p>
      <text:p text:style-name="P42">Если ваш провайдер только регистрирует привязки в сервис-контейнере, то можно отложить регистрацию до момента, когда одна из этих привязок будет запрошена из сервис-контейнера. Это позволит не тревожить файловую систему при каждом запросе, что увеличит производительность вашего приложения.</text:p>
      <text:p text:style-name="P42"> </text:p>
      <text:p text:style-name="P42">Laravel компилирует и хранит список всех сервисов, предоставляемых отложенными сервис-провайдерами, и их классов. Laravel загрузит нужный сервис-провайдер только когда в процессе работы приложению понадобится один из этих сервисов.</text:p>
      <text:p text:style-name="P42"><text:soft-page-break/> </text:p>
      <text:p text:style-name="P38"><text:span text:style-name="T5">Для того, чтобы сделать сервис-провайдер отложенным, установите свойство </text:span><text:span text:style-name="T30">defer</text:span><text:span text:style-name="T5"> равным </text:span><text:span text:style-name="T30">true</text:span><text:span text:style-name="T5"> и определите метод </text:span><text:span text:style-name="T30">providers</text:span><text:span text:style-name="T5">. Метод </text:span><text:span text:style-name="T30">providers</text:span><text:span text:style-name="T5"> должен вернуть привязки сервис-контейнера, зарегистрированные в вашем провайдере</text:span></text:p>
      <text:p text:style-name="P14"><text:span text:style-name="T5"/></text:p>
      <text:p text:style-name="P15">29. <text:span text:style-name="T5">Фасады</text:span></text:p>
      <text:p text:style-name="P39"><text:span text:style-name="T5">Фасады предоставляют "статический" интерфейс к классам, доступным в сервис-контейнере. Laravel поставляется со множеством фасадов, которые предоставляют доступ практически ко всем функциям Laravel. Фасады Laravel служат "статическими прокси" для основополагающих классов в сервис-контейнере, предоставляя преимущество лаконичного, выразительного синтаксиса, сохраняя при этом большую тестируемость и гибкость по сравнению с обычными статическими методами.</text:span></text:p>
      <text:p text:style-name="P15"><text:span text:style-name="T5"/></text:p>
      <text:p text:style-name="P15">30. <text:span text:style-name="T5">Все фасады Laravel определены в пространстве имен</text:span></text:p>
      <text:p text:style-name="P39"><text:span text:style-name="T30">Illuminate \ Support \ Facades</text:span></text:p>
      <text:p text:style-name="P24">Таким образом, мы можем легко получить доступ к фасаду:</text:p>
      <text:p text:style-name="P43"> </text:p>
      <text:p text:style-name="P4"><text:span text:style-name="Source_20_Text"><text:span text:style-name="T5">use Illuminate\Support\Facades\Cache;</text:span></text:span></text:p>
      <text:p text:style-name="P3"/>
      <text:p text:style-name="P4"><text:span text:style-name="Source_20_Text"><text:span text:style-name="T5">Route::get('/cache', function () {</text:span></text:span></text:p>
      <text:p text:style-name="P4"><text:span text:style-name="Source_20_Text"><text:span text:style-name="T5"><text:s text:c="4"/>return Cache::get('key');</text:span></text:span></text:p>
      <text:p text:style-name="P2"><text:span text:style-name="Source_20_Text"><text:span text:style-name="T5">});</text:span></text:span></text:p>
      <text:p text:style-name="P2"><text:span text:style-name="Source_20_Text"><text:span text:style-name="T5"/></text:span></text:p>
      <text:p text:style-name="P16">31. <text:span text:style-name="T5">КОГДА ИСПОЛЬЗОВАТЬ ФАСАДЫ</text:span></text:p>
      <text:p text:style-name="P16">32. <text:span text:style-name="T8">Фасады в сравнении с Внедрением зависимостей</text:span></text:p>
      <text:p text:style-name="P16">33. <text:span text:style-name="T8">Фасады в сравнении с Хелперами</text:span></text:p>
      <text:p text:style-name="P16">34. <text:span text:style-name="T5">КАК РАБОТАЮТ ФАСАДЫ</text:span></text:p>
      <text:p text:style-name="P16">35. <text:span text:style-name="T14">Фасады в реальном времени</text:span></text:p>
      <text:p text:style-name="P16">36. <text:span text:style-name="T5">СПРАВОЧНОЕ ОПИСАНИЕ КЛАССОВ ФАСАДОВ</text:span></text:p>
      <text:p text:style-name="P5">37. <text:span text:style-name="T32">Что такое контракты</text:span></text:p>
      <text:p text:style-name="P40">Контракты в Laravel — это набор интерфейсов, которые описывают основной функционал, предоставляемый фреймворком. Например, контракт <text:span text:style-name="T30">Illuminate \ Contracts \ </text:span><text:soft-page-break/><text:span text:style-name="T30">Queue \ Queue</text:span> определяет методы, необходимые для организации очередей, в то время как контракт <text:span text:style-name="T30">Illuminate \ Contracts \ Mail \ Mailer</text:span> определяет методы, необходимые для отправки электронной почты.</text:p>
      <text:p text:style-name="P40">Каждый контракт имеет свою реализацию во фреймворке. Например, Laravel предоставляет реализацию <text:span text:style-name="T30">Queue</text:span> с различными драйверами и реализацию <text:span text:style-name="T30">Mailer</text:span>, использующую SwiftMailer.</text:p>
      <text:p text:style-name="P40"/>
      <text:p text:style-name="P17">38. <text:span text:style-name="T8">Контракты или фасады?</text:span></text:p>
      <text:p text:style-name="P18">39. <text:span text:style-name="T5">КОГДА ИСПОЛЬЗОВАТЬ КОНТРАКТЫ</text:span></text:p>
      <text:p text:style-name="P18">40. <text:span text:style-name="T8">Слабая связность</text:span></text:p>
      <text:p text:style-name="P18">41. <text:span text:style-name="T8">Упрощение кода</text:span></text:p>
      <text:p text:style-name="P18">42. <text:span text:style-name="T5">КАК ИСПОЛЬЗОВАТЬ КОНТРАКТЫ</text:span></text:p>
      <text:p text:style-name="P5">43. <text:span text:style-name="T33">Раскажите про паттерные, которые вы знаете и паттерны которые использует ларавель</text:span></text:p>
      <text:p text:style-name="P19">44. <text:span text:style-name="T5">ТАБЛИЦА ОСНОВНЫХ КОНТРАКТОВ</text:span></text:p>
      <text:p text:style-name="P5">45.</text:p>
      <text:p text:style-name="P5">46.</text:p>
      <text:p text:style-name="P5">47.</text:p>
      <text:p text:style-name="P5">48.</text:p>
      <text:p text:style-name="P5">49.</text:p>
      <text:p text:style-name="P5">50.</text:p>
      <text:p text:style-name="P5">51.</text:p>
      <text:p text:style-name="P5">52.</text:p>
      <text:p text:style-name="P5">53.</text:p>
      <text:p text:style-name="P5">54.</text:p>
      <text:p text:style-name="P5">55.</text:p>
      <text:p text:style-name="P5">56.</text:p>
      <text:p text:style-name="P5">57.</text:p>
      <text:p text:style-name="P5">58.</text:p>
      <text:p text:style-name="P5">59.</text:p>
      <text:p text:style-name="P5">60.</text:p>
      <text:p text:style-name="P5">61.</text:p>
      <text:p text:style-name="P5">62.</text:p>
      <text:p text:style-name="P5">63.</text:p>
      <text:p text:style-name="P5">64.</text:p>
      <text:p text:style-name="P5">65.</text:p>
      <text:p text:style-name="P5">66.</text:p>
      <text:p text:style-name="P5">67.</text:p>
      <text:p text:style-name="P5">68.</text:p>
      <text:p text:style-name="P5">69.</text:p>
      <text:p text:style-name="P5">70.</text:p>
      <text:p text:style-name="P5">71.</text:p>
      <text:p text:style-name="P5">72.</text:p>
      <text:p text:style-name="P5">73.</text:p>
      <text:p text:style-name="P5"><text:soft-page-break/>74.</text:p>
      <text:p text:style-name="P5">75.</text:p>
      <text:p text:style-name="P5">76.</text:p>
      <text:p text:style-name="P5">77.</text:p>
      <text:p text:style-name="P5">78.</text:p>
      <text:p text:style-name="P5">79.</text:p>
      <text:p text:style-name="P5">80.</text:p>
      <text:p text:style-name="P5">81.</text:p>
      <text:p text:style-name="P5">82.</text:p>
      <text:p text:style-name="P5">83.</text:p>
      <text:p text:style-name="P5">84.</text:p>
      <text:p text:style-name="P5">85.</text:p>
      <text:p text:style-name="P5">86.</text:p>
      <text:p text:style-name="P5">87.</text:p>
      <text:p text:style-name="P5">88.</text:p>
      <text:p text:style-name="P5">89.</text:p>
      <text:p text:style-name="P5">90.</text:p>
      <text:p text:style-name="P5">91.</text:p>
      <text:p text:style-name="P5">92.</text:p>
      <text:p text:style-name="P5">93.</text:p>
      <text:p text:style-name="P5">94.</text:p>
      <text:p text:style-name="P5">95.</text:p>
      <text:p text:style-name="P5">96.</text:p>
      <text:p text:style-name="P5">97.</text:p>
      <text:p text:style-name="P5">98.</text:p>
      <text:p text:style-name="P5">99.</text:p>
      <text:p text:style-name="P5">100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9:01:56.297288286</meta:creation-date>
    <meta:generator>LibreOffice/6.4.6.2$Linux_X86_64 LibreOffice_project/40$Build-2</meta:generator>
    <dc:date>2020-11-09T19:21:05.867572064</dc:date>
    <meta:editing-duration>PT18M54S</meta:editing-duration>
    <meta:editing-cycles>31</meta:editing-cycles>
    <meta:document-statistic meta:table-count="0" meta:image-count="0" meta:object-count="0" meta:page-count="8" meta:paragraph-count="149" meta:word-count="1271" meta:character-count="9574" meta:non-whitespace-character-count="8421"/>
  </office:meta>
</office:document-meta>
</file>